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1">
      <style:text-properties fo:font-weight="normal" officeooo:rsid="0006daef" officeooo:paragraph-rsid="0006daef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3838" officeooo:paragraph-rsid="0007383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9c6b9" officeooo:paragraph-rsid="0009c6b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6b8d5" officeooo:paragraph-rsid="0009c6b9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6b8d5" officeooo:paragraph-rsid="0006b8d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6b8d5" officeooo:paragraph-rsid="000b014f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6b8d5" officeooo:paragraph-rsid="001f2fc2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b014f" officeooo:paragraph-rsid="000b014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c8ae2" officeooo:paragraph-rsid="000c8ae2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c8ae2" officeooo:paragraph-rsid="0013664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14e9e" officeooo:paragraph-rsid="00114e9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521e1" officeooo:paragraph-rsid="001521e1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8e400" officeooo:paragraph-rsid="0018e400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cdec" officeooo:paragraph-rsid="0019cdec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b1ab6" officeooo:paragraph-rsid="0019cde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f2fc2" officeooo:paragraph-rsid="001f2fc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309f0" officeooo:paragraph-rsid="002309f0" style:font-weight-asian="normal" style:font-weight-complex="normal"/>
    </style:style>
    <style:style style:name="P19" style:family="paragraph" style:parent-style-name="Standard">
      <style:text-properties fo:font-weight="normal" officeooo:rsid="00245345" officeooo:paragraph-rsid="00245345" style:font-weight-asian="normal" style:font-weight-complex="normal"/>
    </style:style>
    <style:style style:name="P20" style:family="paragraph" style:parent-style-name="Standard">
      <style:text-properties fo:font-weight="normal" officeooo:rsid="0026c656" officeooo:paragraph-rsid="0026c656" style:font-weight-asian="normal" style:font-weight-complex="normal"/>
    </style:style>
    <style:style style:name="P21" style:family="paragraph" style:parent-style-name="Standard">
      <style:text-properties fo:font-weight="normal" officeooo:rsid="002a7159" officeooo:paragraph-rsid="002a7159" style:font-weight-asian="normal" style:font-weight-complex="normal"/>
    </style:style>
    <style:style style:name="P22" style:family="paragraph" style:parent-style-name="Standard">
      <style:text-properties fo:font-weight="normal" officeooo:rsid="002cd2fd" officeooo:paragraph-rsid="002cd2fd" style:font-weight-asian="normal" style:font-weight-complex="normal"/>
    </style:style>
    <style:style style:name="P23" style:family="paragraph" style:parent-style-name="Standard">
      <style:text-properties fo:font-weight="normal" officeooo:rsid="002d61d6" officeooo:paragraph-rsid="002d61d6" style:font-weight-asian="normal" style:font-weight-complex="normal"/>
    </style:style>
    <style:style style:name="P24" style:family="paragraph" style:parent-style-name="Standard">
      <style:text-properties fo:font-weight="bold" officeooo:rsid="00235c98" officeooo:paragraph-rsid="00235c98" style:font-weight-asian="bold" style:font-weight-complex="bold"/>
    </style:style>
    <style:style style:name="P25" style:family="paragraph" style:parent-style-name="Standard">
      <style:text-properties fo:font-weight="bold" officeooo:rsid="002b9ef2" officeooo:paragraph-rsid="002b9ef2" style:font-weight-asian="bold" style:font-weight-complex="bold"/>
    </style:style>
    <style:style style:name="P26" style:family="paragraph" style:parent-style-name="Standard">
      <style:text-properties fo:font-weight="bold" officeooo:rsid="002cd2fd" officeooo:paragraph-rsid="002cd2fd" style:font-weight-asian="bold" style:font-weight-complex="bold"/>
    </style:style>
    <style:style style:name="T1" style:family="text">
      <style:text-properties officeooo:rsid="0009c6b9"/>
    </style:style>
    <style:style style:name="T2" style:family="text">
      <style:text-properties officeooo:rsid="0009dd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936" style:font-weight-asian="bold" style:font-weight-complex="bold"/>
    </style:style>
    <style:style style:name="T5" style:family="text">
      <style:text-properties officeooo:rsid="000f7fc0"/>
    </style:style>
    <style:style style:name="T6" style:family="text">
      <style:text-properties officeooo:rsid="0012539c"/>
    </style:style>
    <style:style style:name="T7" style:family="text">
      <style:text-properties officeooo:rsid="0013683a"/>
    </style:style>
    <style:style style:name="T8" style:family="text">
      <style:text-properties officeooo:rsid="001521e1"/>
    </style:style>
    <style:style style:name="T9" style:family="text">
      <style:text-properties officeooo:rsid="001710a7"/>
    </style:style>
    <style:style style:name="T10" style:family="text">
      <style:text-properties officeooo:rsid="00210bb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cd2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2553742324" text:style-name="L1">
        <text:list-item>
          <text:p text:style-name="P2">reverseString : </text:p>
          <text:list>
            <text:list-item>
              <text:p text:style-name="P3">//save the word input</text:p>
            </text:list-item>
            <text:list-item>
              <text:p text:style-name="P3">//use slice function to break up the word into an array.</text:p>
            </text:list-item>
            <text:list-item>
              <text:p text:style-name="P3">//queue the array → enter in index 1, then add index 2 or higher before the preceding index. </text:p>
            </text:list-item>
            <text:list-item>
              <text:p text:style-name="P3">//output the array.</text:p>
            </text:list-item>
          </text:list>
        </text:list-item>
        <text:list-item>
          <text:p text:style-name="P4">PalinDromes:</text:p>
          <text:list>
            <text:list-item>
              <text:p text:style-name="P5">//<text:span text:style-name="T1">use the reverse string method. </text:span></text:p>
            </text:list-item>
            <text:list-item>
              <text:p text:style-name="P5">//<text:span text:style-name="T1">compare both strings if true return true, else return false</text:span> </text:p>
            </text:list-item>
          </text:list>
        </text:list-item>
        <text:list-item>
          <text:p text:style-name="P6"><text:s/><text:span text:style-name="T2">Reverse an integer.</text:span></text:p>
          <text:list>
            <text:list-item>
              <text:p text:style-name="P9">Convert int to string (using toString()), reverse and join it back </text:p>
            </text:list-item>
            <text:list-item>
              <text:p text:style-name="P9">change reverse string to int (using parseInt)</text:p>
            </text:list-item>
            <text:list-item>
              <text:p text:style-name="P9">return integer multipled by math.sign()</text:p>
            </text:list-item>
          </text:list>
        </text:list-item>
        <text:list-item>
          <text:p text:style-name="P10">Return the most commonly used character in that string. <text:span text:style-name="T5">(MaxChar)</text:span></text:p>
          <text:list>
            <text:list-item>
              <text:p text:style-name="P10"><text:span text:style-name="T7">U</text:span><text:span text:style-name="T4">se an object to map all letters to their amounts. </text:span></text:p>
            </text:list-item>
            <text:list-item>
              <text:p text:style-name="P12">After storing all of t<text:span text:style-name="T6">he values</text:span>, <text:span text:style-name="T8">use the for(let in ) to parse through the object. </text:span></text:p>
            </text:list-item>
            <text:list-item>
              <text:p text:style-name="P13">Store the key value pair containing the highest value in 2 variables.</text:p>
            </text:list-item>
            <text:list-item>
              <text:p text:style-name="P11"><text:s/><text:span text:style-name="T8">Use 1 more for loop to find the highest value of a key.</text:span></text:p>
            </text:list-item>
            <text:list-item>
              <text:p text:style-name="P13">Return that key and you’re done.</text:p>
            </text:list-item>
            <text:list-item>
              <text:p text:style-name="P11"><text:s/></text:p>
            </text:list-item>
            <text:list-item>
              <text:p text:style-name="P10"><text:s/></text:p>
            </text:list-item>
          </text:list>
        </text:list-item>
        <text:list-item>
          <text:p text:style-name="P7"><text:span text:style-name="T9">Fizzbuzz Problem </text:span><text:s/></text:p>
          <text:list>
            <text:list-item>
              <text:p text:style-name="P14">Print out numbers from 1→ 100, num / 3 → fizz, num /5 → buzz, num / 15 → fizzbuzz</text:p>
            </text:list-item>
          </text:list>
        </text:list-item>
        <text:list-item>
          <text:p text:style-name="P15">Array Chunking: </text:p>
          <text:list>
            <text:list-item>
              <text:p text:style-name="P16">//create a super array to house subarrays</text:p>
            </text:list-item>
            <text:list-item>
              <text:p text:style-name="P16">//for each element in given array</text:p>
            </text:list-item>
            <text:list-item>
              <text:p text:style-name="P16">//retrieve the last element in superarray</text:p>
            </text:list-item>
            <text:list-item>
              <text:p text:style-name="P16">//if element doesnt exist or its length is equal to chunk size</text:p>
            </text:list-item>
            <text:list-item>
              <text:p text:style-name="P16">//push new subarray into superarray with current element</text:p>
            </text:list-item>
            <text:list-item>
              <text:p text:style-name="P16">//else push current element into subarrays</text:p>
            </text:list-item>
          </text:list>
        </text:list-item>
        <text:list-item>
          <text:p text:style-name="P17">Anagrams </text:p>
          <text:list>
            <text:list-item>
              <text:p text:style-name="P17">find the length of both given strings </text:p>
            </text:list-item>
            <text:list-item>
              <text:p text:style-name="P17">map all the characters given in each string to an object, and avoid spaces, or special characters using regular expressions </text:p>
            </text:list-item>
            <text:list-item>
              <text:p text:style-name="P18">check to see that the total sum of values in one string is equal to the sum in the other string. </text:p>
            </text:list-item>
            <text:list-item>
              <text:p text:style-name="P8"><text:span text:style-name="T10">use a loop to check each single letter of the first string with each letter of the second string (comparing key pairs.)</text:span> </text:p>
            </text:list-item>
            <text:list-item>
              <text:p text:style-name="P18">return the boolean value of true if both string key pairs are equal</text:p>
            </text:list-item>
          </text:list>
        </text:list-item>
        <text:list-item>
          <text:p text:style-name="P7"><text:s/></text:p>
        </text:list-item>
        <text:list-item>
          <text:p text:style-name="P7"><text:s/></text:p>
        </text:list-item>
        <text:list-item>
          <text:p text:style-name="P7"><text:s/></text:p>
        </text:list-item>
        <text:list-item>
          <text:p text:style-name="P7"><text:s/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Notes on Runtime complexity </text:p>
      <text:p text:style-name="P19"><text:span text:style-name="T3">Runtime complexity: </text:span>This describes the performance of an algorithm.</text:p>
      <text:p text:style-name="P19"/>
      <text:p text:style-name="P26">Question 1 </text:p>
      <text:p text:style-name="P20">Example question: </text:p>
      <text:p text:style-name="P20">How much more processing power/time is required to run your algorithm if we double the inputs?</text:p>
      <text:p text:style-name="P21">Let’s work on the string reverse problem.</text:p>
      <text:p text:style-name="P21">Iterative solution.</text:p>
      <text:p text:style-name="P20"><text:s text:c="2"/>// let reversed = '';</text:p>
      <text:p text:style-name="P20"><text:s text:c="2"/>//</text:p>
      <text:p text:style-name="P20"><text:s text:c="2"/>// for(let character of str){</text:p>
      <text:p text:style-name="P20"><text:s text:c="2"/>// <text:s text:c="2"/>reversed = character + reversed;</text:p>
      <text:p text:style-name="P20"><text:s text:c="2"/>// }</text:p>
      <text:p text:style-name="P20"><text:s text:c="2"/>//</text:p>
      <text:p text:style-name="P20"><text:s text:c="2"/>// return reversed;</text:p>
      <text:p text:style-name="P25">Solution : runtime is N; linear run-time <text:span text:style-name="T11">due to a forl loop. Each additional character is 1 step through the loop.</text:span></text:p>
      <text:p text:style-name="P20"/>
      <text:p text:style-name="P26">Question 2 </text:p>
      <text:p text:style-name="P20"><text:s text:c="2"/>for(let row = 0; row &lt; n; row++){</text:p>
      <text:p text:style-name="P20"><text:s text:c="4"/>let stair = '';</text:p>
      <text:p text:style-name="P20"><text:s text:c="4"/>for(let column = 0; column &lt; n; column++){</text:p>
      <text:p text:style-name="P20"><text:s text:c="6"/>if(column &lt;= row){</text:p>
      <text:p text:style-name="P20"><text:s text:c="8"/>stair += '#';</text:p>
      <text:p text:style-name="P20"><text:s text:c="6"/>}</text:p>
      <text:p text:style-name="P20"><text:s text:c="6"/>else{</text:p>
      <text:p text:style-name="P20"><text:s text:c="8"/>stair += ' ';</text:p>
      <text:p text:style-name="P20"><text:s text:c="6"/>}</text:p>
      <text:p text:style-name="P20"><text:s text:c="4"/>}</text:p>
      <text:p text:style-name="P20"><text:s text:c="4"/>console.log(stair);</text:p>
      <text:p text:style-name="P20"><text:s text:c="2"/>}</text:p>
      <text:p text:style-name="P20"/>
      <text:p text:style-name="P22">What is the runtime complexity?</text:p>
      <text:p text:style-name="P23">N * N = N2</text:p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1:04:27.883139285</meta:creation-date>
    <meta:editing-duration>PT12M31S</meta:editing-duration>
    <meta:editing-cycles>14</meta:editing-cycles>
    <meta:generator>LibreOffice/6.0.7.3$Linux_X86_64 LibreOffice_project/00m0$Build-3</meta:generator>
    <dc:date>2019-03-05T04:34:19.026828675</dc:date>
    <meta:document-statistic meta:table-count="0" meta:image-count="0" meta:object-count="0" meta:page-count="2" meta:paragraph-count="70" meta:word-count="479" meta:character-count="2556" meta:non-whitespace-character-count="2076"/>
  </office:meta>
</office:document-meta>
</file>